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adornments="Standard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 style:list-style-name="L2">
      <style:graphic-properties draw:stroke="solid" svg:stroke-width="0.025cm" svg:stroke-color="#000000" draw:marker-start-width="0.337cm" draw:marker-start-center="false" draw:marker-end-width="0.337cm" draw:marker-end-center="false" draw:fill="solid" draw:fill-color="#99ccff" draw:textarea-horizontal-align="center" draw:textarea-vertical-align="middle" fo:padding-top="0.137cm" fo:padding-bottom="0.137cm" fo:padding-left="0.262cm" fo:padding-right="0.262cm" draw:shadow="hidden" draw:shadow-offset-x="0.3cm" draw:shadow-offset-y="0.3cm" draw:shadow-color="#808080"/>
    </style:style>
    <style:style style:name="gr6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objectwithoutfill">
      <style:graphic-properties svg:stroke-width="0cm" draw:marker-start-width="0.205cm" draw:marker-end-width="0.205cm" draw:fill="solid" draw:fill-color="#000000" draw:fill-image-width="0cm" draw:fill-image-height="0cm" draw:textarea-vertical-align="middle" fo:padding-top="0.025cm" fo:padding-bottom="0.025cm" fo:padding-left="0.15cm" fo:padding-right="0.15cm"/>
    </style:style>
    <style:style style:name="gr8" style:family="graphic" style:parent-style-name="standard">
      <style:graphic-properties draw:fill-color="#333333" draw:fill-image-width="0cm" draw:fill-image-height="0cm" draw:textarea-horizontal-align="justify" draw:textarea-vertical-align="middle" draw:auto-grow-height="false" fo:min-height="1.597cm" fo:min-width="2.059cm"/>
    </style:style>
    <style:style style:name="gr9" style:family="graphic" style:parent-style-name="standard">
      <style:graphic-properties svg:stroke-width="0cm" draw:marker-start-width="0.204cm" draw:marker-end-width="0.204cm" draw:fill-color="#333333" draw:fill-image-width="0cm" draw:fill-image-height="0cm" draw:textarea-vertical-align="middle" fo:padding-top="0.075cm" fo:padding-bottom="0.075cm" fo:padding-left="0.2cm" fo:padding-right="0.2cm"/>
    </style:style>
    <style:style style:name="gr10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" style:family="graphic" style:parent-style-name="standard" style:list-style-name="L2">
      <style:graphic-properties draw:stroke="solid" svg:stroke-width="0.025cm" svg:stroke-color="#000000" draw:marker-start-width="0.337cm" draw:marker-start-center="false" draw:marker-end-width="0.337cm" draw:marker-end-center="false" draw:fill="solid" draw:fill-color="#99ccff" draw:textarea-horizontal-align="center" draw:textarea-vertical-align="middle" fo:padding-top="0.137cm" fo:padding-bottom="0.137cm" fo:padding-left="0.262cm" fo:padding-right="0.262cm" draw:shadow="hidden" draw:shadow-offset-x="0.3cm" draw:shadow-offset-y="0.3cm" draw:shadow-color="#808080"/>
    </style:style>
    <style:style style:name="gr15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" style:family="graphic" style:parent-style-name="standard">
      <style:graphic-properties draw:fill-color="#333333" draw:fill-image-width="0cm" draw:fill-image-height="0cm" draw:textarea-vertical-align="middle"/>
    </style:style>
    <style:style style:name="gr17" style:family="graphic" style:parent-style-name="standard">
      <style:graphic-properties draw:fill-color="#333333" draw:fill-image-width="0cm" draw:fill-image-height="0cm" draw:textarea-horizontal-align="justify" draw:textarea-vertical-align="middle" draw:auto-grow-height="false" fo:min-height="1.203cm" fo:min-width="3.07cm"/>
    </style:style>
    <style:style style:name="gr18" style:family="graphic" style:parent-style-name="standard">
      <style:graphic-properties draw:stroke="none" svg:stroke-color="#000000" draw:fill="none" draw:fill-color="#ffffff" draw:fill-image-width="0cm" draw:fill-image-height="0cm" fo:min-height="1.423cm"/>
    </style:style>
    <style:style style:name="gr19" style:family="graphic" style:parent-style-name="standard">
      <style:graphic-properties draw:fill-color="#333333" draw:fill-image-width="0cm" draw:fill-image-height="0cm" draw:textarea-horizontal-align="justify" draw:textarea-vertical-align="middle" draw:auto-grow-height="false" fo:min-height="1.545cm" fo:min-width="2.599cm"/>
    </style:style>
    <style:style style:name="gr20" style:family="graphic" style:parent-style-name="standard">
      <style:graphic-properties draw:fill-color="#333333" draw:fill-image-width="0cm" draw:fill-image-height="0cm" draw:textarea-horizontal-align="justify" draw:textarea-vertical-align="middle" draw:auto-grow-height="false" fo:min-height="1.016cm" fo:min-width="2.098cm"/>
    </style:style>
    <style:style style:name="gr21" style:family="graphic" style:parent-style-name="standard">
      <style:graphic-properties draw:stroke="dash" draw:stroke-dash="Fine_20_Dashed" svg:stroke-color="#000000" draw:fill="none" draw:fill-color="#ffffff" draw:fill-image-width="0cm" draw:fill-image-height="0cm" fo:min-height="1.677cm"/>
    </style:style>
    <style:style style:name="gr22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none" draw:fill-color="#99ccff" draw:textarea-horizontal-align="left" draw:textarea-vertical-align="top" fo:padding-top="0.1cm" fo:padding-bottom="0.1cm" fo:padding-left="0.1cm" fo:padding-right="0.1cm" draw:shadow="hidden" draw:shadow-offset-x="0.3cm" draw:shadow-offset-y="0.3cm" draw:shadow-color="#808080"/>
    </style:style>
    <style:style style:name="gr23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4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5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6" style:family="graphic" style:parent-style-name="standard">
      <style:graphic-properties draw:stroke="none" svg:stroke-color="#000000" draw:fill="none" draw:fill-color="#ffffff" draw:fill-image-width="0cm" draw:fill-image-height="0cm" fo:min-height="0.584cm"/>
    </style:style>
    <style:style style:name="gr27" style:family="graphic" style:parent-style-name="standard">
      <style:graphic-properties draw:stroke="dash" draw:stroke-dash="Fine_20_Dashed" svg:stroke-color="#000000" draw:fill="none" draw:fill-color="#ffffff" draw:fill-image-width="0cm" draw:fill-image-height="0cm" fo:min-height="0.585cm"/>
    </style:style>
    <style:style style:name="gr28" style:family="graphic" style:parent-style-name="objectwithoutfill">
      <style:graphic-properties draw:marker-end="Arrow" draw:marker-end-width="0.3cm" draw:fill="solid" draw:fill-color="#333333" draw:fill-image-width="0cm" draw:fill-image-height="0cm" draw:textarea-vertical-align="middle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000000" draw:fill-image-width="0cm" draw:fill-image-height="0cm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333333" draw:fill-image-width="0cm" draw:fill-image-height="0cm"/>
      <style:paragraph-properties fo:text-align="center"/>
    </style:style>
    <style:style style:name="P5" style:family="paragraph">
      <loext:graphic-properties draw:fill="none" draw:fill-color="#ffffff" draw:fill-image-width="0cm" draw:fill-image-height="0cm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MS Gothic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 draw:fill-color="#ffffff" draw:fill-image-width="0cm" draw:fill-image-height="0cm"/>
    </style:style>
    <style:style style:name="P11" style:family="paragraph">
      <loext:graphic-properties draw:fill="solid" draw:fill-color="#333333" draw:fill-image-width="0cm" draw:fill-image-height="0cm"/>
      <style:paragraph-properties fo:text-align="center"/>
    </style:style>
    <style:style style:name="T1" style:family="text">
      <style:text-properties style:text-underline-style="none" fo:font-weight="bold" style:font-weight-asian="bold" style:font-weight-complex="bol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2" draw:id="id2">
          <draw:line draw:style-name="gr1" draw:text-style-name="P1" draw:layer="layout" svg:x1="7.14cm" svg:y1="6.151cm" svg:x2="7.14cm" svg:y2="5.485cm">
            <text:p/>
          </draw:line>
          <draw:line draw:style-name="gr2" draw:text-style-name="P1" draw:layer="layout" svg:x1="7.807cm" svg:y1="5.818cm" svg:x2="7.14cm" svg:y2="6.151cm">
            <text:p/>
          </draw:line>
          <draw:line draw:style-name="gr3" draw:text-style-name="P1" draw:layer="layout" svg:x1="7.14cm" svg:y1="5.485cm" svg:x2="7.807cm" svg:y2="5.818cm">
            <text:p/>
          </draw:line>
          <draw:line draw:style-name="gr4" draw:text-style-name="P1" draw:layer="layout" svg:x1="7.14cm" svg:y1="5.818cm" svg:x2="6.14cm" svg:y2="5.818cm">
            <text:p/>
          </draw:line>
          <draw:line draw:style-name="gr5" draw:text-style-name="P1" draw:layer="layout" svg:x1="7.806cm" svg:y1="6.151cm" svg:x2="7.806cm" svg:y2="5.485cm">
            <text:p/>
          </draw:line>
          <draw:line draw:style-name="gr6" draw:text-style-name="P1" draw:layer="layout" svg:x1="8.805cm" svg:y1="5.818cm" svg:x2="7.805cm" svg:y2="5.818cm">
            <text:p/>
          </draw:line>
          <draw:polygon draw:style-name="gr7" draw:text-style-name="P2" draw:layer="layout" svg:width="0.742cm" svg:height="0.595cm" draw:transform="rotate (0.463035850554096) translate (6.87664514719592cm 5.61947457208493cm)" svg:viewBox="0 0 743 596" draw:points="0,596 743,596 297,0 0,593">
            <text:p/>
          </draw:polygon>
        </draw:g>
        <draw:custom-shape draw:style-name="gr8" draw:text-style-name="P4" xml:id="id1" draw:id="id1" draw:layer="layout" svg:width="2.558cm" svg:height="2.954cm" svg:x="2.689cm" svg:y="4.342cm">
          <text:p text:style-name="P3">Battery</text:p>
          <text:p text:style-name="P3">Conn.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" draw:text-style-name="P4" xml:id="id3" draw:id="id3" draw:layer="layout" svg:width="2.558cm" svg:height="2.954cm" svg:x="2.689cm" svg:y="8.004cm">
          <text:p text:style-name="P3">Battery</text:p>
          <text:p text:style-name="P3">Conn.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9" draw:text-style-name="P4" draw:layer="layout" svg:x1="5.247cm" svg:y1="5.819cm" svg:x2="6.14cm" svg:y2="5.819cm" draw:start-shape="id1" draw:start-glue-point="8" draw:end-shape="id2" draw:end-glue-point="3" svg:d="M5247 5819h893" svg:viewBox="0 0 894 1">
          <text:p/>
        </draw:connector>
        <draw:g xml:id="id4" draw:id="id4">
          <draw:line draw:style-name="gr10" draw:text-style-name="P1" draw:layer="layout" svg:x1="7.14cm" svg:y1="9.815cm" svg:x2="7.14cm" svg:y2="9.148cm">
            <text:p/>
          </draw:line>
          <draw:line draw:style-name="gr11" draw:text-style-name="P1" draw:layer="layout" svg:x1="7.807cm" svg:y1="9.481cm" svg:x2="7.14cm" svg:y2="9.814cm">
            <text:p/>
          </draw:line>
          <draw:line draw:style-name="gr12" draw:text-style-name="P1" draw:layer="layout" svg:x1="7.14cm" svg:y1="9.148cm" svg:x2="7.807cm" svg:y2="9.481cm">
            <text:p/>
          </draw:line>
          <draw:line draw:style-name="gr13" draw:text-style-name="P1" draw:layer="layout" svg:x1="7.14cm" svg:y1="9.481cm" svg:x2="6.14cm" svg:y2="9.481cm">
            <text:p/>
          </draw:line>
          <draw:line draw:style-name="gr14" draw:text-style-name="P1" draw:layer="layout" svg:x1="7.806cm" svg:y1="9.815cm" svg:x2="7.806cm" svg:y2="9.148cm">
            <text:p/>
          </draw:line>
          <draw:line draw:style-name="gr15" draw:text-style-name="P1" draw:layer="layout" svg:x1="8.805cm" svg:y1="9.481cm" svg:x2="7.805cm" svg:y2="9.481cm">
            <text:p/>
          </draw:line>
          <draw:polygon draw:style-name="gr7" draw:text-style-name="P2" draw:layer="layout" svg:width="0.742cm" svg:height="0.595cm" draw:transform="rotate (0.463035850554096) translate (6.87664514719592cm 9.28247457208493cm)" svg:viewBox="0 0 743 596" draw:points="0,596 743,596 297,0 0,593">
            <text:p/>
          </draw:polygon>
        </draw:g>
        <draw:connector draw:style-name="gr16" draw:text-style-name="P4" draw:layer="layout" svg:x1="5.247cm" svg:y1="9.481cm" svg:x2="6.14cm" svg:y2="9.482cm" draw:start-shape="id3" draw:start-glue-point="8" draw:end-shape="id4" draw:end-glue-point="3" svg:d="M5247 9481h447v1h446" svg:viewBox="0 0 894 2">
          <text:p/>
        </draw:connector>
        <draw:custom-shape draw:style-name="gr17" draw:text-style-name="P4" xml:id="id5" draw:id="id5" draw:layer="layout" svg:width="3.726cm" svg:height="1.609cm" svg:x="13.483cm" svg:y="4.318cm">
          <text:p text:style-name="P3">I-V Sense</text:p>
          <draw:enhanced-geometry svg:viewBox="0 0 21600 21600" draw:path-stretchpoint-x="10800" draw:path-stretchpoint-y="10800" draw:text-areas="?f3 ?f4 ?f5 ?f6" draw:type="round-rectangle" draw:modifiers="9834.037267080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5" draw:layer="layout" svg:width="3.947cm" svg:height="1.673cm" svg:x="5.495cm" svg:y="6.806cm">
          <draw:text-box>
            <text:p text:style-name="P3">Ideal Diode</text:p>
            <text:p text:style-name="P3">Controllers</text:p>
          </draw:text-box>
        </draw:frame>
        <draw:custom-shape draw:style-name="gr19" draw:text-style-name="P4" xml:id="id6" draw:id="id6" draw:layer="layout" svg:width="3.099cm" svg:height="1.795cm" svg:x="18.833cm" svg:y="4.221cm">
          <text:p text:style-name="P3">Screw</text:p>
          <text:p text:style-name="P3">Terminal</text:p>
          <draw:enhanced-geometry svg:viewBox="0 0 21600 21600" draw:type="rectangle" draw:enhanced-path="M 0 0 L 21600 0 21600 21600 0 21600 0 0 Z N"/>
        </draw:custom-shape>
        <draw:custom-shape draw:style-name="gr19" draw:text-style-name="P4" xml:id="id7" draw:id="id7" draw:layer="layout" svg:width="3.099cm" svg:height="1.795cm" svg:x="18.857cm" svg:y="6.55cm">
          <text:p text:style-name="P3">Screw</text:p>
          <text:p text:style-name="P3">Terminal</text:p>
          <draw:enhanced-geometry svg:viewBox="0 0 21600 21600" draw:type="rectangle" draw:enhanced-path="M 0 0 L 21600 0 21600 21600 0 21600 0 0 Z N"/>
        </draw:custom-shape>
        <draw:connector draw:style-name="gr16" draw:text-style-name="P4" draw:layer="layout" svg:x1="17.209cm" svg:y1="5.122cm" svg:x2="18.833cm" svg:y2="5.118cm" draw:start-shape="id5" draw:start-glue-point="1" draw:end-shape="id6" draw:end-glue-point="3" svg:d="M17209 5122h812v-4h812" svg:viewBox="0 0 1625 5">
          <text:p/>
        </draw:connector>
        <draw:connector draw:style-name="gr16" draw:text-style-name="P4" draw:layer="layout" svg:x1="17.209cm" svg:y1="5.122cm" svg:x2="18.857cm" svg:y2="7.447cm" draw:start-shape="id5" draw:start-glue-point="1" draw:end-shape="id7" draw:end-glue-point="3" svg:d="M17209 5122h824v2325h824" svg:viewBox="0 0 1649 2326">
          <text:p/>
        </draw:connector>
        <draw:custom-shape draw:style-name="gr20" draw:text-style-name="P4" xml:id="id8" draw:id="id8" draw:layer="layout" svg:width="2.598cm" svg:height="1.266cm" svg:x="14.047cm" svg:y="7.599cm">
          <text:p text:style-name="P3">Header</text:p>
          <draw:enhanced-geometry svg:viewBox="0 0 21600 21600" draw:type="rectangle" draw:enhanced-path="M 0 0 L 21600 0 21600 21600 0 21600 0 0 Z N"/>
        </draw:custom-shape>
        <draw:frame draw:style-name="gr21" draw:text-style-name="P5" xml:id="id9" draw:id="id9" draw:layer="layout" svg:width="3.156cm" svg:height="3.806cm" svg:x="11.162cm" svg:y="10.042cm">
          <draw:text-box>
            <text:p text:style-name="P3"><text:span text:style-name="T1">I2C</text:span></text:p>
            <text:p text:style-name="P6">→ 3.3V</text:p>
            <text:p text:style-name="P6">→ SCL</text:p>
            <text:p text:style-name="P6">→ SDA</text:p>
            <text:p text:style-name="P6">→ GND</text:p>
          </draw:text-box>
        </draw:frame>
        <draw:frame draw:style-name="gr21" draw:text-style-name="P5" xml:id="id10" draw:id="id10" draw:layer="layout" svg:width="3.156cm" svg:height="4.517cm" svg:x="15.692cm" svg:y="9.687cm">
          <draw:text-box>
            <text:p text:style-name="P3"><text:span text:style-name="T1">SPI</text:span></text:p>
            <text:p text:style-name="P6">→ 3.3V</text:p>
            <text:p text:style-name="P6">→ SCK</text:p>
            <text:p text:style-name="P6">→ MOSI</text:p>
            <text:p text:style-name="P6">→ MISO</text:p>
            <text:p text:style-name="P6">→ GND</text:p>
          </draw:text-box>
        </draw:frame>
        <draw:connector draw:style-name="gr16" draw:text-style-name="P4" draw:layer="measurelines" svg:x1="15.346cm" svg:y1="5.927cm" svg:x2="15.346cm" svg:y2="7.599cm" draw:start-shape="id5" draw:start-glue-point="2" draw:end-shape="id8" draw:end-glue-point="0" svg:d="M15346 5927v1672" svg:viewBox="0 0 1 1673">
          <text:p/>
        </draw:connector>
        <draw:connector draw:style-name="gr16" draw:text-style-name="P4" draw:layer="measurelines" svg:x1="15.346cm" svg:y1="8.865cm" svg:x2="12.74cm" svg:y2="10.042cm" draw:start-shape="id8" draw:start-glue-point="2" draw:end-shape="id9" draw:end-glue-point="0" svg:d="M15346 8865v589h-2606v588" svg:viewBox="0 0 2607 1178">
          <text:p/>
        </draw:connector>
        <draw:connector draw:style-name="gr16" draw:text-style-name="P4" draw:layer="measurelines" svg:x1="15.346cm" svg:y1="8.865cm" svg:x2="17.27cm" svg:y2="9.687cm" draw:start-shape="id8" draw:start-glue-point="2" draw:end-shape="id10" draw:end-glue-point="0" svg:d="M15346 8865v411h1924v411" svg:viewBox="0 0 1925 823">
          <text:p/>
        </draw:connector>
        <draw:g xml:id="id11" draw:id="id11">
          <draw:glue-point draw:id="4" svg:x="-5cm" svg:y="-2.5cm"/>
          <draw:glue-point draw:id="5" svg:x="-5cm" svg:y="2.5cm"/>
          <draw:glue-point draw:id="6" svg:x="5cm" svg:y="0cm"/>
          <draw:rect draw:style-name="gr22" draw:text-style-name="P8" draw:layer="measurelines" svg:width="1cm" svg:height="1cm" svg:x="10.895cm" svg:y="7.148cm">
            <text:p text:style-name="P7"><text:span text:style-name="T2">≥</text:span><text:span text:style-name="T3">1</text:span></text:p>
          </draw:rect>
          <draw:line draw:style-name="gr23" draw:text-style-name="P9" draw:layer="measurelines" svg:x1="10.395cm" svg:y1="7.398cm" svg:x2="10.895cm" svg:y2="7.398cm">
            <text:p/>
          </draw:line>
          <draw:line draw:style-name="gr24" draw:text-style-name="P9" draw:layer="measurelines" svg:x1="10.395cm" svg:y1="7.898cm" svg:x2="10.895cm" svg:y2="7.898cm">
            <text:p/>
          </draw:line>
          <draw:line draw:style-name="gr25" draw:text-style-name="P9" draw:layer="measurelines" svg:x1="11.895cm" svg:y1="7.648cm" svg:x2="12.395cm" svg:y2="7.648cm">
            <text:p/>
          </draw:line>
        </draw:g>
        <draw:connector draw:style-name="gr16" draw:text-style-name="P4" draw:layer="measurelines" svg:x1="8.805cm" svg:y1="5.819cm" svg:x2="10.395cm" svg:y2="7.398cm" draw:start-shape="id2" draw:start-glue-point="1" draw:end-shape="id11" draw:end-glue-point="4" svg:d="M8805 5819h795v1579h795" svg:viewBox="0 0 1591 1580">
          <text:p/>
        </draw:connector>
        <draw:connector draw:style-name="gr16" draw:text-style-name="P4" draw:layer="measurelines" svg:x1="8.805cm" svg:y1="9.482cm" svg:x2="10.395cm" svg:y2="7.898cm" draw:start-shape="id4" draw:start-glue-point="1" draw:end-shape="id11" draw:end-glue-point="5" svg:d="M8805 9482h795v-1584h795" svg:viewBox="0 0 1591 1585">
          <text:p/>
        </draw:connector>
        <draw:frame draw:style-name="gr26" draw:text-style-name="P10" draw:layer="measurelines" svg:width="1.527cm" svg:height="0.962cm" svg:x="10.597cm" svg:y="6.245cm">
          <draw:text-box>
            <text:p text:style-name="P3">OR</text:p>
          </draw:text-box>
        </draw:frame>
        <draw:connector draw:style-name="gr16" draw:text-style-name="P4" draw:layer="measurelines" svg:x1="12.395cm" svg:y1="7.648cm" svg:x2="13.483cm" svg:y2="5.122cm" draw:start-shape="id11" draw:start-glue-point="6" draw:end-shape="id5" draw:end-glue-point="3" svg:d="M12395 7648h544v-2526h544" svg:viewBox="0 0 1089 2527">
          <text:p/>
        </draw:connector>
        <draw:frame draw:style-name="gr27" draw:text-style-name="P5" xml:id="id12" draw:id="id12" draw:layer="measurelines" svg:width="3.338cm" svg:height="0.962cm" svg:x="22.82cm" svg:y="5.048cm">
          <draw:text-box>
            <text:p text:style-name="P3">Regulator</text:p>
          </draw:text-box>
        </draw:frame>
        <draw:frame draw:style-name="gr27" draw:text-style-name="P5" xml:id="id13" draw:id="id13" draw:layer="measurelines" svg:width="3.338cm" svg:height="1.673cm" svg:x="22.82cm" svg:y="7.034cm">
          <draw:text-box>
            <text:p text:style-name="P3">Motor Driver</text:p>
          </draw:text-box>
        </draw:frame>
        <draw:connector draw:style-name="gr28" draw:text-style-name="P11" draw:layer="measurelines" draw:type="line" svg:x1="21.932cm" svg:y1="5.118cm" svg:x2="22.82cm" svg:y2="5.529cm" draw:start-shape="id6" draw:start-glue-point="1" draw:end-shape="id12" svg:d="M21932 5118l888 411" svg:viewBox="0 0 889 412">
          <text:p/>
        </draw:connector>
        <draw:connector draw:style-name="gr28" draw:text-style-name="P11" draw:layer="measurelines" draw:type="line" svg:x1="21.956cm" svg:y1="7.447cm" svg:x2="22.82cm" svg:y2="7.87cm" draw:start-shape="id7" draw:start-glue-point="1" draw:end-shape="id13" draw:end-glue-point="3" svg:d="M21956 7447l864 423" svg:viewBox="0 0 865 424">
          <text:p/>
        </draw:connector>
        <draw:frame draw:style-name="gr26" draw:text-style-name="P10" draw:layer="measurelines" svg:width="1.527cm" svg:height="0.962cm" svg:x="14.23cm" svg:y="11.416cm">
          <draw:text-box>
            <text:p text:style-name="P3">o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adornments="Standard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03cm" draw:marker-start-center="false" draw:marker-end-width="0.203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solid" draw:fill-color="#000000" draw:fill-gradient-name="Gradient_20_2" draw:fill-hatch-name="Hatching_20_1" draw:fill-image-name="Bitmap_20_1" draw:fill-image-width="0cm" draw:fill-image-height="0cm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mes Maximoff</meta:initial-creator>
    <meta:creation-date>2016-01-20T18:27:41.031941722</meta:creation-date>
    <dc:date>2016-01-21T11:51:21.137078502</dc:date>
    <dc:creator>James Maximoff</dc:creator>
    <meta:editing-duration>PT19M11S</meta:editing-duration>
    <meta:editing-cycles>4</meta:editing-cycles>
    <meta:generator>LibreOffice/4.4.6.3$Linux_X86_64 LibreOffice_project/40m0$Build-3</meta:generator>
    <meta:document-statistic meta:object-count="46"/>
  </office:meta>
</office:document-meta>
</file>